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S 源代码解读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8:31:32.320576519</meta:creation-date>
    <dc:date>2016-11-16T18:59:27.944054370</dc:date>
    <meta:editing-duration>PT17M45S</meta:editing-duration>
    <meta:editing-cycles>1</meta:editing-cycles>
    <meta:document-statistic meta:table-count="0" meta:image-count="0" meta:object-count="0" meta:page-count="1" meta:paragraph-count="1" meta:word-count="6" meta:character-count="10" meta:non-whitespace-character-count="9"/>
    <meta:generator>LibreOffice/5.1.6.2.0$Linux_X86_64 LibreOffice_project/10$Build-2</meta:generator>
  </office:meta>
</office:document-meta>
</file>